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>
      <style:paragraph-properties fo:margin-left="1.905cm" fo:margin-right="0cm" fo:text-indent="0cm" style:auto-text-indent="false"/>
    </style:style>
    <style:style style:name="P2" style:family="paragraph" style:parent-style-name="List_20_Paragraph">
      <style:paragraph-properties fo:margin-left="1.905cm" fo:margin-right="0cm" fo:text-indent="0cm" style:auto-text-indent="false"/>
      <style:text-properties officeooo:paragraph-rsid="001cbe07"/>
    </style:style>
    <style:style style:name="P3" style:family="paragraph" style:parent-style-name="Standard">
      <style:paragraph-properties fo:margin-left="1.905cm" fo:margin-right="0cm" fo:text-indent="0cm" style:auto-text-indent="false"/>
    </style:style>
    <style:style style:name="P4" style:family="paragraph" style:parent-style-name="Standard">
      <style:text-properties officeooo:paragraph-rsid="001cbe07"/>
    </style:style>
    <style:style style:name="P5" style:family="paragraph" style:parent-style-name="Standard">
      <style:paragraph-properties fo:margin-left="0cm" fo:margin-right="0cm" fo:text-indent="1.27cm" style:auto-text-indent="false"/>
    </style:style>
    <style:style style:name="P6" style:family="paragraph" style:parent-style-name="Standard">
      <style:paragraph-properties fo:margin-left="0cm" fo:margin-right="0cm" fo:text-indent="1.27cm" style:auto-text-indent="false"/>
      <style:text-properties officeooo:paragraph-rsid="001cbe07"/>
    </style:style>
    <style:style style:name="P7" style:family="paragraph" style:parent-style-name="Standard">
      <style:paragraph-properties fo:margin-left="1.27cm" fo:margin-right="0cm" fo:text-indent="1.27cm" style:auto-text-indent="false"/>
    </style:style>
    <style:style style:name="P8" style:family="paragraph" style:parent-style-name="Standard">
      <style:paragraph-properties fo:margin-left="0.635cm" fo:margin-right="0cm" fo:text-indent="0cm" style:auto-text-indent="false"/>
    </style:style>
    <style:style style:name="P9" style:family="paragraph" style:parent-style-name="Standard">
      <style:paragraph-properties fo:margin-left="1.27cm" fo:margin-right="0cm" fo:text-indent="0cm" style:auto-text-indent="false"/>
    </style:style>
    <style:style style:name="P10" style:family="paragraph" style:parent-style-name="Standard">
      <style:paragraph-properties fo:margin-left="1.27cm" fo:margin-right="0cm" fo:text-indent="0cm" style:auto-text-indent="false"/>
      <style:text-properties officeooo:paragraph-rsid="001cbe07"/>
    </style:style>
    <style:style style:name="P11" style:family="paragraph" style:parent-style-name="Standard">
      <style:paragraph-properties fo:margin-left="1.27cm" fo:margin-right="0cm" fo:text-indent="0.635cm" style:auto-text-indent="false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List_20_Paragraph" style:list-style-name="WWNum1"/>
    <style:style style:name="P14" style:family="paragraph" style:parent-style-name="List_20_Paragraph" style:list-style-name="WWNum5"/>
    <style:style style:name="P15" style:family="paragraph" style:parent-style-name="List_20_Paragraph" style:list-style-name="WWNum2"/>
    <style:style style:name="P16" style:family="paragraph" style:parent-style-name="List_20_Paragraph" style:list-style-name="WWNum4"/>
    <style:style style:name="P17" style:family="paragraph" style:parent-style-name="List_20_Paragraph" style:list-style-name="WWNum6"/>
    <style:style style:name="P18" style:family="paragraph" style:parent-style-name="List_20_Paragraph" style:list-style-name="WWNum7"/>
    <style:style style:name="T1" style:family="text">
      <style:text-properties officeooo:rsid="001cbe07"/>
    </style:style>
    <style:style style:name="T2" style:family="text">
      <style:text-properties officeooo:rsid="001cbe07" style:font-name-complex="Mangal"/>
    </style:style>
    <style:style style:name="T3" style:family="text">
      <style:text-properties officeooo:rsid="001cc322"/>
    </style:style>
    <style:style style:name="T4" style:family="text">
      <style:text-properties officeooo:rsid="001d09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Q1. Explore the following commands with various options, refer man pages for </text:p>
      <text:p text:style-name="Standard"><text:s text:c="4"/>further help </text:p>
      <text:list xml:id="list211111577" text:style-name="WWNum1">
        <text:list-item>
          <text:p text:style-name="P13">date</text:p>
        </text:list-item>
      </text:list>
      <text:p text:style-name="P1">-$ date</text:p>
      <text:p text:style-name="P1">Tue Sep <text:s/>8 20:20:11 IST 2020</text:p>
      <text:p text:style-name="P1"/>
      <text:p text:style-name="P1">-$date +%a <text:tab/><text:tab/>: Tue</text:p>
      <text:p text:style-name="P1"/>
      <text:p text:style-name="P1">-$date +%A <text:s/><text:tab/>: Tuesday</text:p>
      <text:p text:style-name="P1"/>
      <text:p text:style-name="P1">-$date +%b<text:tab/><text:tab/>: Sep</text:p>
      <text:p text:style-name="P1"/>
      <text:p text:style-name="P1">-$ date +%B<text:tab/><text:tab/>: September</text:p>
      <text:p text:style-name="P1"/>
      <text:p text:style-name="P1">-$date +%d<text:tab/><text:tab/>: 08</text:p>
      <text:p text:style-name="P1"/>
      <text:p text:style-name="P1">-$date +%D<text:tab/><text:tab/>: 09/08/20</text:p>
      <text:p text:style-name="P1"/>
      <text:p text:style-name="P1">-$date +%F<text:tab/><text:tab/>: 2020-09-08</text:p>
      <text:p text:style-name="P1"/>
      <text:p text:style-name="P1">-$date +%T<text:tab/><text:tab/>: 20:26:18</text:p>
      <text:p text:style-name="P1"/>
      <text:p text:style-name="P1">-$ date +%B' '%d' '%y<text:tab/><text:tab/>: September 08 20</text:p>
      <text:p text:style-name="P1"/>
      <text:list xml:id="list54037859720" text:continue-numbering="true" text:style-name="WWNum1">
        <text:list-item>
          <text:p text:style-name="P13">cal</text:p>
        </text:list-item>
      </text:list>
      <text:p text:style-name="P1">-$cal</text:p>
      <text:p text:style-name="P1">-$ cal 2022</text:p>
      <text:p text:style-name="P1">-$cal jan 2021</text:p>
      <text:p text:style-name="P1"/>
      <text:list xml:id="list55589649554" text:continue-numbering="true" text:style-name="WWNum1">
        <text:list-item>
          <text:p text:style-name="P13">bc </text:p>
        </text:list-item>
      </text:list>
      <text:p text:style-name="P1">-$bc</text:p>
      <text:p text:style-name="P1">-$<text:tab/>echo "12+5" | bc</text:p>
      <text:p text:style-name="P1"/>
      <text:list xml:id="list54787205079" text:continue-numbering="true" text:style-name="WWNum1">
        <text:list-item>
          <text:p text:style-name="P13">echo </text:p>
        </text:list-item>
      </text:list>
      <text:p text:style-name="P1">-$echo Hello</text:p>
      <text:p text:style-name="P1"/>
      <text:p text:style-name="P1">-$ no=10</text:p>
      <text:p text:style-name="P1">-$ echo "Number= ${no}"<text:tab/><text:tab/>:Number= 10</text:p>
      <text:p text:style-name="P1"/>
      <text:list xml:id="list54683588324" text:continue-numbering="true" text:style-name="WWNum1">
        <text:list-item>
          <text:p text:style-name="P13">who </text:p>
        </text:list-item>
      </text:list>
      <text:p text:style-name="P1">-$who -m -H</text:p>
      <text:p text:style-name="P1">-$ who -p -H</text:p>
      <text:p text:style-name="P1">-$ who -q -H</text:p>
      <text:p text:style-name="P1"/>
      <text:list xml:id="list53915303137" text:continue-numbering="true" text:style-name="WWNum1">
        <text:list-item>
          <text:p text:style-name="P13">whoami </text:p>
        </text:list-item>
      </text:list>
      <text:p text:style-name="P1">-$whoami</text:p>
      <text:p text:style-name="P1"/>
      <text:list xml:id="list54177012478" text:continue-numbering="true" text:style-name="WWNum1">
        <text:list-item>
          <text:p text:style-name="P13">logname </text:p>
        </text:list-item>
      </text:list>
      <text:p text:style-name="P1">-print the users login name </text:p>
      <text:p text:style-name="P1"><text:soft-page-break/></text:p>
      <text:list xml:id="list54372676706" text:continue-numbering="true" text:style-name="WWNum1">
        <text:list-item>
          <text:p text:style-name="P13">uname</text:p>
        </text:list-item>
      </text:list>
      <text:p text:style-name="P1">-$ uname</text:p>
      <text:p text:style-name="P1">Linux</text:p>
      <text:p text:style-name="P5"><text:s/>I) seq</text:p>
      <text:p text:style-name="P5"><text:s text:c="4"/>-$ seq 5 2 20</text:p>
      <text:p text:style-name="Standard"><text:tab/> <text:s text:c="3"/>-$seq 5</text:p>
      <text:p text:style-name="Standard"><text:s text:c="20"/>-$seq 1 10</text:p>
      <text:list xml:id="list1243798924" text:style-name="WWNum5">
        <text:list-item>
          <text:p text:style-name="P14">clear</text:p>
        </text:list-item>
      </text:list>
      <text:p text:style-name="P1">-It clear the terminal screen</text:p>
      <text:p text:style-name="Standard"/>
      <text:p text:style-name="Standard">Q2.<text:tab/>A) Create three directory a b and c and create a.txt,b.txt and c.txt</text:p>
      <text:p text:style-name="Standard"><text:tab/>in each directory respectively and then copy c directory into the a.</text:p>
      <text:p text:style-name="Standard"><text:tab/><text:tab/>- $mkdir a b c</text:p>
      <text:p text:style-name="P7">-$ cd a</text:p>
      <text:p text:style-name="P7">-:~/a# cat &gt; a.txt</text:p>
      <text:p text:style-name="P7">-:~/b# cat &gt; b.txt</text:p>
      <text:p text:style-name="P7">-:~/c# cat &gt; c.txt</text:p>
      <text:p text:style-name="P7">-$ cp -R c a</text:p>
      <text:p text:style-name="P7">-$ cd a</text:p>
      <text:p text:style-name="P7">-:~/a# ls</text:p>
      <text:p text:style-name="P7">-:~/a# cd c</text:p>
      <text:p text:style-name="P7">-:~/a/c# ls</text:p>
      <text:p text:style-name="P5">B)Move Directory b to c.</text:p>
      <text:p text:style-name="P5">-:~# <text:span text:style-name="T4">mv</text:span> b c</text:p>
      <text:p text:style-name="P5">-:~# cd c</text:p>
      <text:p text:style-name="P5">-:~/c# ls</text:p>
      <text:p text:style-name="Standard"><text:tab/>C)Create alias of ls -lh command to your name.</text:p>
      <text:p text:style-name="Standard"><text:tab/>-$ alias <text:span text:style-name="T1">Vishal</text:span>='<text:span text:style-name="T3">ls -lh</text:span>'</text:p>
      <text:p text:style-name="P5">-$ <text:span text:style-name="T1">Vishal</text:span></text:p>
      <text:p text:style-name="P5"/>
      <text:p text:style-name="Standard"><text:tab/>D)Change Directory name a to cdac.</text:p>
      <text:p text:style-name="Standard"><text:tab/>-$ mv a cdac</text:p>
      <text:p text:style-name="Standard"><text:soft-page-break/></text:p>
      <text:p text:style-name="Standard">Q3. A) Create five files file1.txt , file2.txt ,file3.txt file4.txt and file5.txt with some text inside it. <text:s text:c="4"/>Search for 's' character <text:s/>inside all the files using grep command.</text:p>
      <text:p text:style-name="Standard"><text:s text:c="4"/>Also Use cat to view all file content together.</text:p>
      <text:p text:style-name="Standard"><text:s text:c="2"/>- $cat &gt; file1.txt</text:p>
      <text:p text:style-name="Standard"><text:s text:c="2"/>-$ cat &gt; file2.txt</text:p>
      <text:p text:style-name="Standard"><text:s text:c="3"/>-$ cat &gt; file3.txt</text:p>
      <text:p text:style-name="Standard"><text:s text:c="3"/>-$ cat &gt; file4.txt</text:p>
      <text:p text:style-name="Standard"><text:s text:c="3"/>-$ cat &gt; file5.txt</text:p>
      <text:p text:style-name="Standard"><text:s text:c="3"/>-$ grep 's' file1.txt file2.txt file3.txt file4.txt file5.txt</text:p>
      <text:p text:style-name="Standard"/>
      <text:p text:style-name="Standard">B)Create file.txt using cat and edit that using nano editor.</text:p>
      <text:p text:style-name="Standard"><text:s/>-$cat &gt; file.txt</text:p>
      <text:p text:style-name="Standard">-$ nano file.txt</text:p>
      <text:p text:style-name="Standard"/>
      <text:p text:style-name="Standard">c)Create 5 empty files using touch command</text:p>
      <text:p text:style-name="Standard">-$ touch a1.txt a2.txt a3.txt a4.txt a5.txt</text:p>
      <text:p text:style-name="Standard"/>
      <text:p text:style-name="Standard">D)Remove previously created directory a , b and c.</text:p>
      <text:p text:style-name="Standard">-$rm -r a b c</text:p>
      <text:p text:style-name="Standard"/>
      <text:p text:style-name="Standard">Q4. Create a file with some content using vi editor</text:p>
      <text:p text:style-name="List_20_Paragraph"><text:tab/>-$vi f1.txt</text:p>
      <text:p text:style-name="List_20_Paragraph"/>
      <text:list xml:id="list1797100552" text:style-name="WWNum2">
        <text:list-item>
          <text:p text:style-name="P15">Display the file using cat command</text:p>
        </text:list-item>
      </text:list>
      <text:p text:style-name="List_20_Paragraph">-$cat f1.txt</text:p>
      <text:p text:style-name="List_20_Paragraph"/>
      <text:p text:style-name="List_20_Paragraph"/>
      <text:p text:style-name="List_20_Paragraph"/>
      <text:p text:style-name="Standard"><text:s text:c="8"/>b) Display line numbers along with content</text:p>
      <text:p text:style-name="Standard"><text:tab/>-$ cat --number f1.txt</text:p>
      <text:p text:style-name="P8">c)Display the file in reverse order using tac</text:p>
      <text:p text:style-name="List_20_Paragraph">-$tac f1.txt</text:p>
      <text:p text:style-name="List_20_Paragraph"/>
      <text:p text:style-name="Standard"><text:s text:c="7"/>d) Combine multiple files using cat command</text:p>
      <text:p text:style-name="Standard"><text:soft-page-break/><text:tab/>-$ cat f1.txt vim.txt t1.txt vi.txt &gt; main.txt</text:p>
      <text:p text:style-name="P5">-$ cat main.txt</text:p>
      <text:p text:style-name="Standard"/>
      <text:p text:style-name="Standard">Q5. Create Random some files and sub directories.</text:p>
      <text:list xml:id="list495971657" text:style-name="WWNum4">
        <text:list-item>
          <text:p text:style-name="P16">display files row wise, column wise, 1 per row</text:p>
        </text:list-item>
      </text:list>
      <text:p text:style-name="P1">-$column city</text:p>
      <text:p text:style-name="P1"/>
      <text:list xml:id="list55189562141" text:continue-numbering="true" text:style-name="WWNum4">
        <text:list-item>
          <text:p text:style-name="P16">sort the files in ascending, descending order</text:p>
        </text:list-item>
      </text:list>
      <text:p text:style-name="P1">-$ ls –la</text:p>
      <text:p text:style-name="P1">-$ ls –lr</text:p>
      <text:p text:style-name="P1"/>
      <text:p text:style-name="Standard"><text:tab/>c) Create some hidden files and sub directories and display them using “ls -a”</text:p>
      <text:p text:style-name="Standard"><text:tab/> <text:s text:c="8"/>-$ ls –a</text:p>
      <text:p text:style-name="Standard"/>
      <text:p text:style-name="Standard"><text:tab/>d) Change time stamp of some files and directories using touch command and display the <text:s text:c="2"/></text:p>
      <text:p text:style-name="Standard"><text:tab/> <text:s text:c="2"/>files using ls -t ls –rt</text:p>
      <text:p text:style-name="Standard"><text:tab/> <text:s text:c="8"/>-$ touch -d '12 sep' a1.txt</text:p>
      <text:p text:style-name="Standard"><text:tab/> <text:s text:c="7"/>-$ touch -d 18:18:16 a2.txt <text:s/></text:p>
      <text:p text:style-name="Standard"><text:tab/> <text:s text:c="7"/>-$ ls -t</text:p>
      <text:p text:style-name="P9"><text:s text:c="8"/>-$ ls –rt</text:p>
      <text:p text:style-name="P9"/>
      <text:p text:style-name="Standard"><text:tab/>e) Recursive display contents of your home directory.</text:p>
      <text:p text:style-name="Standard"><text:tab/> <text:s text:c="4"/>-$ls –R</text:p>
      <text:p text:style-name="Standard"/>
      <text:p text:style-name="Standard"><text:tab/>f) display all attributes of files and directories using </text:p>
      <text:p text:style-name="P7">-$ls –l</text:p>
      <text:p text:style-name="P7"/>
      <text:p text:style-name="Standard"><text:tab/>g) display attributes of a directory using ls -ld</text:p>
      <text:p text:style-name="Standard"><text:tab/><text:tab/>-$ls -ld</text:p>
      <text:p text:style-name="Standard">==================================================================================</text:p>
      <text:p text:style-name="Standard">Q1. Create directory of your name and then create 4 files inside it named</text:p>
      <text:p text:style-name="Standard"><text:tab/>a.txt, b.txt, c.txt and d.sh. And change the directory permission to</text:p>
      <text:p text:style-name="Standard"><text:soft-page-break/><text:tab/>only user and also files permission to only user such that</text:p>
      <text:p text:style-name="Standard"><text:tab/>mkdir <text:span text:style-name="T1">vishal</text:span></text:p>
      <text:p text:style-name="P5">-$ cd <text:span text:style-name="T1">vishal</text:span></text:p>
      <text:p text:style-name="P10"><text:s/><text:span text:style-name="T1">vishal</text:span># touch a.txt b.txt c.txt</text:p>
      <text:p text:style-name="P6"><text:s/><text:span text:style-name="T1">vishal</text:span># vi d.sh</text:p>
      <text:p text:style-name="P6">$ chmod 700 <text:s/><text:span text:style-name="T1">vishal</text:span></text:p>
      <text:p text:style-name="Standard"><text:tab/><text:tab/>a)user can read and write the file a.txt and b.txt</text:p>
      <text:p text:style-name="Standard"><text:tab/><text:tab/>$ chmod 600 a.txt b.txt</text:p>
      <text:p text:style-name="Standard"/>
      <text:p text:style-name="Standard"><text:tab/><text:tab/>b)user can write the file c.txt</text:p>
      <text:p text:style-name="Standard"><text:tab/><text:tab/>$chmod 200 c.txt</text:p>
      <text:p text:style-name="Standard"/>
      <text:p text:style-name="Standard"><text:tab/><text:tab/>c)user can exectuable the file d.sh. Make</text:p>
      <text:p text:style-name="Standard"><text:tab/><text:tab/><text:tab/>Contents of file d.sh:</text:p>
      <text:p text:style-name="Standard"><text:tab/><text:tab/><text:tab/>#/bin/sh</text:p>
      <text:p text:style-name="Standard"><text:tab/><text:tab/><text:tab/>ls –lh</text:p>
      <text:p text:style-name="Standard"><text:tab/><text:tab/>$chmod 100 d.sh</text:p>
      <text:p text:style-name="Standard"/>
      <text:p text:style-name="Standard">Q2. Change the permission of the previous directory to executable only.</text:p>
      <text:p text:style-name="Standard"><text:tab/>Analyze the output.</text:p>
      <text:p text:style-name="P4"><text:tab/>$chmod 100 <text:s/><text:span text:style-name="T1">vishal</text:span></text:p>
      <text:p text:style-name="Standard"/>
      <text:p text:style-name="Standard">Q3. Change the permission of the previous directory to read only.</text:p>
      <text:p text:style-name="Standard"><text:tab/>Analyze the output.</text:p>
      <text:p text:style-name="P4"><text:tab/>$chmod 400 <text:s/><text:span text:style-name="T1">vishal</text:span></text:p>
      <text:p text:style-name="Standard"/>
      <text:p text:style-name="Standard">Q4. Use echo to list the all files of your home directory.</text:p>
      <text:p text:style-name="Standard"><text:tab/>$echo <text:s/>*</text:p>
      <text:p text:style-name="Standard">Q5. Use echo to list the all files of /etc/ directory</text:p>
      <text:p text:style-name="Standard"><text:tab/>$ echo */</text:p>
      <text:p text:style-name="Standard"/>
      <text:p text:style-name="Standard">Q6. Use echo to list the all files of /etc/ directory with extension name .conf</text:p>
      <text:p text:style-name="Standard"><text:soft-page-break/><text:tab/>$ echo *.conf</text:p>
      <text:p text:style-name="Standard"/>
      <text:p text:style-name="Standard">Q7. Use echo to append your name to a.txt</text:p>
      <text:p text:style-name="P4"><text:tab/>$ echo "<text:span text:style-name="T2"> vishal</text:span>" &gt; a.txt</text:p>
      <text:p text:style-name="Standard"/>
      <text:p text:style-name="Standard">==================================================================================</text:p>
      <text:p text:style-name="Standard"/>
      <text:p text:style-name="Standard">Note:Many operation might not work.Analyze them</text:p>
      <text:list xml:id="list155604029" text:style-name="WWNum6">
        <text:list-item>
          <text:p text:style-name="P17">Create Three level nested directory a,b and c</text:p>
        </text:list-item>
      </text:list>
      <text:p text:style-name="P1">$mkdir a --&gt; cd <text:s/>a</text:p>
      <text:p text:style-name="P1">$mkdir b <text:s/>--&gt; cd <text:s/>b </text:p>
      <text:p text:style-name="P1">$mkdir c <text:s/>--&gt; cd <text:s/>c </text:p>
      <text:list xml:id="list3542557955" text:style-name="WWNum7">
        <text:list-item>
          <text:p text:style-name="P18">Create at least one hidden file in each directory</text:p>
        </text:list-item>
      </text:list>
      <text:p text:style-name="P9"><text:tab/>$touch .a.txt</text:p>
      <text:p text:style-name="P9"><text:tab/>$touch .b.txt</text:p>
      <text:p text:style-name="P9"><text:tab/>$touch .c.txt</text:p>
      <text:list xml:id="list53891308520" text:continue-numbering="true" text:style-name="WWNum7">
        <text:list-item>
          <text:p text:style-name="P18">Create at least one normal text file in each directory</text:p>
        </text:list-item>
      </text:list>
      <text:p text:style-name="P9"><text:tab/>$touch <text:s text:c="2"/>a.txt</text:p>
      <text:p text:style-name="P9"><text:tab/>$touch <text:s text:c="2"/>b.txt</text:p>
      <text:p text:style-name="P9"><text:tab/>$touch <text:s text:c="2"/>c.txt</text:p>
      <text:list xml:id="list54553272871" text:continue-numbering="true" text:style-name="WWNum7">
        <text:list-item>
          <text:p text:style-name="P18">Copy c into a</text:p>
        </text:list-item>
      </text:list>
      <text:p text:style-name="P11">$ cp a/b/c a <text:s/>-R</text:p>
      <text:list xml:id="list54083716864" text:continue-numbering="true" text:style-name="WWNum7">
        <text:list-item>
          <text:p text:style-name="P18">Copy file inside a into b</text:p>
        </text:list-item>
      </text:list>
      <text:p text:style-name="P3">$cp *.txt b -R</text:p>
      <text:list xml:id="list55826587929" text:continue-list="list155604029" text:style-name="WWNum6">
        <text:list-item>
          <text:p text:style-name="P17">Change the third level directory c permission to read only</text:p>
        </text:list-item>
      </text:list>
      <text:p text:style-name="P1">$chmod 444 <text:s/>c</text:p>
      <text:p text:style-name="P1"/>
      <text:list xml:id="list54626709404" text:continue-numbering="true" text:style-name="WWNum6">
        <text:list-item>
          <text:p text:style-name="P17">Try copying third level c directory to outside of a</text:p>
        </text:list-item>
      </text:list>
      <text:p text:style-name="P2">$ cp a/b/c <text:s/><text:span text:style-name="T1">vishal</text:span> –R</text:p>
      <text:p text:style-name="P1"/>
      <text:list xml:id="list55680704153" text:continue-numbering="true" text:style-name="WWNum6">
        <text:list-item>
          <text:p text:style-name="P17">Create the directory <text:s/>“data“ inside b</text:p>
        </text:list-item>
      </text:list>
      <text:p text:style-name="P1">$mkdir data</text:p>
      <text:p text:style-name="P1"/>
      <text:list xml:id="list54822538546" text:continue-numbering="true" text:style-name="WWNum6">
        <text:list-item>
          <text:p text:style-name="P17">Change the permission of b to read and write only</text:p>
        </text:list-item>
      </text:list>
      <text:p text:style-name="P1">$chmod 666 b</text:p>
      <text:p text:style-name="P1"/>
      <text:list xml:id="list55380563245" text:continue-numbering="true" text:style-name="WWNum6">
        <text:list-item>
          <text:p text:style-name="P17">Create directory “data2” <text:s/>inside b</text:p>
        </text:list-item>
      </text:list>
      <text:p text:style-name="P1">$mkdir data2 b</text:p>
      <text:p text:style-name="P1"><text:soft-page-break/></text:p>
      <text:list xml:id="list54706495328" text:continue-numbering="true" text:style-name="WWNum6">
        <text:list-item>
          <text:p text:style-name="P17">Create data.txt file inside b</text:p>
        </text:list-item>
      </text:list>
      <text:p text:style-name="P1">$touch data.txt</text:p>
      <text:p text:style-name="P1"/>
      <text:list xml:id="list53999409084" text:continue-numbering="true" text:style-name="WWNum6">
        <text:list-item>
          <text:p text:style-name="P17">Rename the second level directory c to copied_dir</text:p>
        </text:list-item>
      </text:list>
      <text:p text:style-name="P1">$ mv c copied_dir</text:p>
      <text:p text:style-name="P1"/>
      <text:list xml:id="list55718928453" text:continue-numbering="true" text:style-name="WWNum6">
        <text:list-item>
          <text:p text:style-name="P17">Change permission of copied_dir to only executable</text:p>
        </text:list-item>
      </text:list>
      <text:p text:style-name="P1">$chmod <text:s/>111 copied_dir</text:p>
      <text:p text:style-name="P1"/>
      <text:list xml:id="list55663745571" text:continue-numbering="true" text:style-name="WWNum6">
        <text:list-item>
          <text:p text:style-name="P17">Try ls on copied_dir</text:p>
        </text:list-item>
      </text:list>
      <text:p text:style-name="P1">$ls</text:p>
      <text:p text:style-name="P1"/>
      <text:list xml:id="list55817855674" text:continue-numbering="true" text:style-name="WWNum6">
        <text:list-item>
          <text:p text:style-name="P17">Try moving copied_dir to outside of a</text:p>
        </text:list-item>
      </text:list>
      <text:p text:style-name="P2">$ cp a/b/copied_dir <text:s/><text:span text:style-name="T1">vishal</text:span> –R</text:p>
      <text:p text:style-name="P1"/>
      <text:list xml:id="list54892368932" text:continue-numbering="true" text:style-name="WWNum6">
        <text:list-item>
          <text:p text:style-name="P17">Try moving data directory outside of a</text:p>
        </text:list-item>
      </text:list>
      <text:p text:style-name="P2">$cp a/b/data <text:s/><text:span text:style-name="T1">vishal</text:span> –R</text:p>
      <text:p text:style-name="P1"/>
      <text:list xml:id="list53883695804" text:continue-numbering="true" text:style-name="WWNum6">
        <text:list-item>
          <text:p text:style-name="P17">Now change the owner of the directory a to root</text:p>
        </text:list-item>
      </text:list>
      <text:p text:style-name="P1">$chown root a</text:p>
      <text:p text:style-name="P1"/>
      <text:list xml:id="list54390063509" text:continue-numbering="true" text:style-name="WWNum6">
        <text:list-item>
          <text:p text:style-name="P17">Change permission of a to read write and executable to only user</text:p>
        </text:list-item>
      </text:list>
      <text:p text:style-name="P1">$chmod 700 a</text:p>
      <text:p text:style-name="P1"/>
      <text:list xml:id="list55443029625" text:continue-numbering="true" text:style-name="WWNum6">
        <text:list-item>
          <text:p text:style-name="P17">Try creating directory sample inside a</text:p>
        </text:list-item>
      </text:list>
      <text:p text:style-name="P1">$mkdir sample</text:p>
      <text:p text:style-name="P1"/>
      <text:list xml:id="list55476192017" text:continue-numbering="true" text:style-name="WWNum6">
        <text:list-item>
          <text:p text:style-name="P17">Create directory x outside a</text:p>
        </text:list-item>
      </text:list>
      <text:p text:style-name="P1">$mkdir x</text:p>
      <text:p text:style-name="P1"/>
      <text:list xml:id="list54138614786" text:continue-numbering="true" text:style-name="WWNum6">
        <text:list-item>
          <text:p text:style-name="P17">Try moving x inside a</text:p>
        </text:list-item>
      </text:list>
      <text:p text:style-name="P1">$ mv x a</text:p>
      <text:p text:style-name="P1"/>
      <text:list xml:id="list55176903352" text:continue-numbering="true" text:style-name="WWNum6">
        <text:list-item>
          <text:p text:style-name="P17">Create directory movies</text:p>
        </text:list-item>
      </text:list>
      <text:p text:style-name="P1">$mkdir movies</text:p>
      <text:p text:style-name="P1"/>
      <text:list xml:id="list55593850517" text:continue-numbering="true" text:style-name="WWNum6">
        <text:list-item>
          <text:p text:style-name="P17">Change group of movies to sudo</text:p>
        </text:list-item>
      </text:list>
      <text:p text:style-name="P1">$chgrp sudo movies</text:p>
      <text:p text:style-name="P1"/>
      <text:list xml:id="list55461244028" text:continue-numbering="true" text:style-name="WWNum6">
        <text:list-item>
          <text:p text:style-name="P17">Change group of movies to avahi</text:p>
        </text:list-item>
      </text:list>
      <text:p text:style-name="P1">-Invalid group</text:p>
      <text:p text:style-name="P1"/>
      <text:list xml:id="list55208479472" text:continue-numbering="true" text:style-name="WWNum6">
        <text:list-item>
          <text:p text:style-name="P17">Try changing permission after changing ownership to root</text:p>
        </text:list-item>
      </text:list>
      <text:p text:style-name="P1">$ chmod 710 movies</text:p>
      <text:p text:style-name="P1"/>
      <text:list xml:id="list54020039362" text:continue-numbering="true" text:style-name="WWNum6">
        <text:list-item>
          <text:p text:style-name="P17">Try Changing permission after changing group to sudo without sudo</text:p>
        </text:list-item>
      </text:list>
      <text:p text:style-name="P1">$ chmod 700 movies</text:p>
      <text:p text:style-name="P1"/>
      <text:list xml:id="list55698569201" text:continue-numbering="true" text:style-name="WWNum6">
        <text:list-item>
          <text:p text:style-name="P17">Try Changing owner and group both to root</text:p>
        </text:list-item>
      </text:list>
      <text:p text:style-name="P1"><text:soft-page-break/>$chown root movies</text:p>
      <text:p text:style-name="P1">$ chgrp root movies</text:p>
      <text:p text:style-name="P1"/>
      <text:list xml:id="list55669194089" text:continue-numbering="true" text:style-name="WWNum6">
        <text:list-item>
          <text:p text:style-name="P17">Try changinging permission</text:p>
        </text:list-item>
      </text:list>
      <text:p text:style-name="P1">$chmod 222 movies</text:p>
      <text:p text:style-name="P1"/>
      <text:list xml:id="list54676169417" text:continue-numbering="true" text:style-name="WWNum6">
        <text:list-item>
          <text:p text:style-name="P17">Try deleting the file</text:p>
        </text:list-item>
      </text:list>
      <text:p text:style-name="P1">$ rm movies -R</text:p>
      <text:p text:style-name="Standard"/>
      <text:p text:style-name="Standard"><text:tab/></text:p>
      <text:p text:style-name="Standard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Mangal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Mangal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Mangal" style:font-family-complex="Mang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2.32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6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13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7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94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1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 text:start-value="1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p</meta:initial-creator>
    <meta:editing-cycles>10</meta:editing-cycles>
    <meta:creation-date>2020-09-08T17:04:00</meta:creation-date>
    <dc:date>2020-09-10T00:00:53.586458012</dc:date>
    <meta:editing-duration>PT6H11M19S</meta:editing-duration>
    <meta:generator>LibreOffice/6.4.4.2$Linux_X86_64 LibreOffice_project/40$Build-2</meta:generator>
    <meta:document-statistic meta:table-count="0" meta:image-count="0" meta:object-count="0" meta:page-count="8" meta:paragraph-count="210" meta:word-count="1078" meta:character-count="5819" meta:non-whitespace-character-count="4752"/>
    <meta:user-defined meta:name="AppVersion">12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